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, sans-serif"/>
    <style:font-face style:name="ff-more-web-pro" svg:font-family="ff-more-web-pro, 'PT Serif', Georgia, serif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375" officeooo:paragraph-rsid="001dc375"/>
    </style:style>
    <style:style style:name="P2" style:family="paragraph" style:parent-style-name="Standard">
      <style:text-properties fo:font-weight="bold" officeooo:rsid="001dc375" officeooo:paragraph-rsid="001dc375" style:font-weight-asian="bold" style:font-weight-complex="bold"/>
    </style:style>
    <style:style style:name="P3" style:family="paragraph" style:parent-style-name="Standard">
      <style:text-properties fo:font-weight="normal" officeooo:rsid="001dc375" officeooo:paragraph-rsid="001dc375" style:font-weight-asian="normal" style:font-weight-complex="normal"/>
    </style:style>
    <style:style style:name="P4" style:family="paragraph" style:parent-style-name="Standard">
      <style:text-properties fo:font-weight="normal" officeooo:rsid="001dc375" officeooo:paragraph-rsid="001dc375" style:font-weight-asian="normal" style:font-weight-complex="normal"/>
    </style:style>
    <style:style style:name="P5" style:family="paragraph" style:parent-style-name="Standard">
      <style:text-properties fo:color="#000000" loext:opacity="100%" fo:font-weight="normal" officeooo:rsid="001dc375" officeooo:paragraph-rsid="001dc375" style:font-weight-asian="normal" style:font-weight-complex="normal"/>
    </style:style>
    <style:style style:name="P6" style:family="paragraph" style:parent-style-name="Standard">
      <style:text-properties fo:color="#000000" loext:opacity="100%" fo:font-weight="normal" officeooo:rsid="001dc375" officeooo:paragraph-rsid="001e5aee" style:font-weight-asian="normal" style:font-weight-complex="normal"/>
    </style:style>
    <style:style style:name="P7" style:family="paragraph" style:parent-style-name="Standard">
      <style:text-properties fo:color="#000000" loext:opacity="100%" fo:font-weight="normal" officeooo:rsid="001ef34c" officeooo:paragraph-rsid="001ef34c" style:font-weight-asian="normal" style:font-weight-complex="normal"/>
    </style:style>
    <style:style style:name="P8" style:family="paragraph" style:parent-style-name="Standard">
      <style:text-properties fo:color="#000000" loext:opacity="100%" fo:font-weight="bold" officeooo:rsid="001ef34c" officeooo:paragraph-rsid="001ef34c" style:font-weight-asian="bold" style:font-weight-complex="bold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officeooo:rsid="001dfd7d" style:font-weight-asian="bold" style:font-weight-complex="bold"/>
    </style:style>
    <style:style style:name="T3" style:family="text">
      <style:text-properties fo:color="#2a6099" loext:opacity="100%" officeooo:rsid="001dfd7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dfd7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2">Dodawanie zmiennych:</text:span> (najlepiej przed zamykającym znacznikiem &lt;/body&gt;):</text:p>
      <text:p text:style-name="P1"/>
      <text:p text:style-name="P2">var myAge = 32</text:p>
      <text:p text:style-name="P2"/>
      <text:p text:style-name="P3">nowy sposób deklaracji zmiennych ES6:</text:p>
      <text:p text:style-name="P3"/>
      <text:p text:style-name="P2">let myAge = 32</text:p>
      <text:p text:style-name="P2">const birthDate = 1988</text:p>
      <text:p text:style-name="P2"/>
      <text:p text:style-name="P3">const to stała, JS nie pozwoli zmienić jej wartości </text:p>
      <text:p text:style-name="P3"/>
      <text:p text:style-name="P3"><text:tab/><text:span text:style-name="T2">Typy zmiennych: </text:span></text:p>
      <text:p text:style-name="P3"><text:span text:style-name="T2"/></text:p>
      <text:p text:style-name="P3"><text:span text:style-name="T4"><text:tab/>Primitive types, czyli typy proste</text:span>. Do typów prostych zaliczamy: number, string, bigint, boolean, null, undefined oraz symbol.</text:p>
      <text:p text:style-name="P3"/>
      <text:p text:style-name="P3"><text:span text:style-name="T2"/></text:p>
      <text:p text:style-name="P5"><text:span text:style-name="T4">var int_number = 10</text:span>; // zmienna typu całkowitego, gdzie typ określony został przez podstawianą <text:tab/>wartość</text:p>
      <text:p text:style-name="P5"><text:span text:style-name="T4">var float_number = 10</text:span>.; // zmienna typu zmiennoprzecinkowego</text:p>
      <text:p text:style-name="P5"><text:span text:style-name="T4">var text = "some text";</text:span> // zmienna typu string</text:p>
      <text:p text:style-name="P5"><text:span text:style-name="T4">var bolean = true;</text:span> // zmienna warunkowa, które może przyjmować wartość true lub false</text:p>
      <text:p text:style-name="P5"/>
      <text:p text:style-name="P6"><text:span text:style-name="T4"><text:tab/>Reference types</text:span>, typy referencyjne.</text:p>
      <text:p text:style-name="P5"/>
      <text:p text:style-name="P5">Do typów referencyjnych zaliczamy: array, object oraz function, czyli nie trudno się domyślić – tablicę, obiekt oraz funkcję.</text:p>
      <text:p text:style-name="P5"/>
      <text:p text:style-name="P7"><text:span text:style-name="T4">var taskArray = [activeTask, 200, "bartek"]; </text:span>//tablica</text:p>
      <text:p text:style-name="P8">var myNewFunction = function () {};<text:span text:style-name="T6"> //funkcja</text:span></text:p>
      <text:p text:style-name="P7"><text:span text:style-name="T4">var myObj = {}; </text:span>//objekt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, sans-serif"/>
    <style:font-face style:name="ff-more-web-pro" svg:font-family="ff-more-web-pro, 'PT Serif', Georgia, serif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1T13:43:50.551054415</meta:creation-date>
    <dc:date>2020-11-11T14:50:31.619848193</dc:date>
    <meta:editing-duration>PT56M23S</meta:editing-duration>
    <meta:editing-cycles>3</meta:editing-cycles>
    <meta:generator>LibreOffice/7.0.2.2$Linux_X86_64 LibreOffice_project/00$Build-2</meta:generator>
    <meta:document-statistic meta:table-count="0" meta:image-count="0" meta:object-count="0" meta:page-count="1" meta:paragraph-count="17" meta:word-count="138" meta:character-count="933" meta:non-whitespace-character-count="804"/>
  </office:meta>
</office:document-meta>
</file>